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28cm"/>
    </style:style>
    <style:style style:name="pr7" style:family="presentation" style:parent-style-name="Default-title">
      <style:graphic-properties draw:auto-grow-height="true" fo:min-height="3.506cm"/>
    </style:style>
    <style:style style:name="pr8" style:family="presentation" style:parent-style-name="Default-notes">
      <style:graphic-properties draw:fill-color="#ffffff" draw:auto-grow-height="true" fo:min-height="12.572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6.255cm" svg:x="1.4cm" svg:y="0.837cm" presentation:class="subtitle">
          <draw:text-box>
            <text:p>ExtJs introductio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ExtJs?</text:p>
          </draw:text-box>
        </draw:frame>
        <draw:frame presentation:style-name="pr5" draw:layer="layout" svg:width="24.639cm" svg:height="12.179cm" svg:x="1.4cm" svg:y="4.914cm" presentation:class="outline">
          <draw:text-box>
            <text:list text:style-name="L2">
              <text:list-item>
                <text:p>A high level (almost) pure JavaScript framework to create high level browser portable user interfaces with.</text:p>
              </text:list-item>
              <text:list-item>
                <text:p>ExtJs is purely client side. It does not deal with the server side although it does have utilities that ease communication with the server side.</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ExtJs Contain?</text:p>
          </draw:text-box>
        </draw:frame>
        <draw:frame presentation:style-name="pr5" draw:layer="layout" svg:width="24.639cm" svg:height="12.179cm" svg:x="1.4cm" svg:y="4.914cm" presentation:class="outline">
          <draw:text-box>
            <text:list text:style-name="L2">
              <text:list-item>
                <text:p>A dynamic loader framework to load classes when they are required.</text:p>
              </text:list-item>
              <text:list-item>
                <text:p>An OO framework to help write object oriented code with.</text:p>
              </text:list-item>
              <text:list-item>
                <text:p>A huge set of widgets (buttons, text fields, ….) with a rich API and a consistent look and feel.</text:p>
              </text:list-item>
              <text:list-item>
                <text:p>A Model-View architecture to separate data and the presentation of that data.</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ExtJs Contain?</text:p>
          </draw:text-box>
        </draw:frame>
        <draw:frame presentation:style-name="pr5" draw:layer="layout" svg:width="24.639cm" svg:height="12.179cm" svg:x="1.4cm" svg:y="4.914cm" presentation:class="outline">
          <draw:text-box>
            <text:list text:style-name="L2">
              <text:list-item>
                <text:p>A large number of small utilities to aid in writing JavaScript code, logging, debugging, and much more.</text:p>
              </text:list-item>
              <text:list-item>
                <text:p>Extensions to basic JavaScript primitive types.</text:p>
              </text:list-item>
              <text:list-item>
                <text:p>Some design patterns that you can use.</text:p>
              </text:list-item>
              <text:list-item>
                <text:p>A templating engine.</text:p>
              </text:list-item>
              <text:list-item>
                <text:p>Much more...:)</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JavaScript is now the predominant option if you want to develop both for the desktop and mobile world.</text:p>
              </text:list-item>
              <text:list-item>
                <text:p>The alternative is to develop native applications for each platform: JavaScript for desktop, Objective C for iOS, Java for Android.</text:p>
              </text:list-item>
              <text:list-item>
                <text:p>This requires many more developers with a many more skills and training.</text:p>
              </text:list-item>
              <text:list-item>
                <text:p>And takes it's toll on your bottom line.</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Using a toolkit like ExtJs you can share code between the Desktop and Mobile applications.</text:p>
              </text:list-item>
              <text:list-item>
                <text:p>This also means that fixing bugs applies to all platforms.</text:p>
              </text:list-item>
              <text:list-item>
                <text:p>And also a single language for all of your programming needs, single development environment, single QA team and so forth.</text:p>
              </text:list-item>
              <text:list-item>
                <text:p>The only issue is the shaky nature of the JavaScript language which is detested by commercial software vendors.</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ramework vs API</text:p>
          </draw:text-box>
        </draw:frame>
        <draw:frame presentation:style-name="pr5" draw:layer="layout" svg:width="24.639cm" svg:height="12.179cm" svg:x="1.4cm" svg:y="4.914cm" presentation:class="outline">
          <draw:text-box>
            <text:list text:style-name="L2">
              <text:list-item>
                <text:p>An API is just a bunch of functions or object, each with it's own specific purpose, which one can call at ones own leisure.</text:p>
              </text:list-item>
              <text:list-item>
                <text:p>When one uses an API one is in charge. You decide when, and if, to call any of the APIs.</text:p>
              </text:list-item>
              <text:list-item>
                <text:p>A Framework usually also provides a lot of APIs but is different from an API.</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Getting ExtJs</text:p>
          </draw:text-box>
        </draw:frame>
        <draw:frame presentation:style-name="pr6"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Using ExtJs</text:p>
          </draw:text-box>
        </draw:frame>
        <draw:frame presentation:style-name="pr6" draw:layer="layout" svg:width="24.639cm" svg:height="12.178cm" svg:x="1.4cm" svg:y="4.914cm" presentation:class="outline" presentation:user-transformed="true">
          <draw:text-box>
            <text:list text:style-name="L2">
              <text:list-item>
                <text:p>On UNIX create a symlink to that folder by the name of extjs. On Windows just rename it so.</text:p>
              </text:list-item>
              <text:list-item>
                <text:p>The idea is that you will not have to change the source code of your pages each time you switch ExtJs versions.</text:p>
              </text:list-item>
              <text:list-item>
                <text:p>Other ways to achieve the same goal exist (server side include?).</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7" draw:layer="layout" svg:width="25.199cm" svg:height="3.506cm" svg:x="1.4cm" svg:y="0.837cm" presentation:class="title">
          <draw:text-box>
            <text:p>Version of ExtJs</text:p>
          </draw:text-box>
        </draw:frame>
        <draw:frame presentation:style-name="pr6"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11" presentation:class="page"/>
          <draw:frame presentation:style-name="pr8"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presentation:user-transformed="true">
          <draw:text-box>
            <text:p>ExtJs documentation</text:p>
          </draw:text-box>
        </draw:frame>
        <draw:frame presentation:style-name="pr5"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58M42S</meta:editing-duration>
    <meta:editing-cycles>21</meta:editing-cycles>
    <dc:date>2012-05-16T07:27:40</dc:date>
    <meta:generator>LibreOffice/3.5$Linux_x86 LibreOffice_project/350m1$Build-2</meta:generator>
    <meta:document-statistic meta:object-count="83"/>
  </office:meta>
</office:document-meta>
</file>